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5-10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9352" calcext:value-type="float">
            <text:p>57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5-07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5-04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5-01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4-10-3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4-07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4-04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4-0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3-10-0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3-04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3-01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2-10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2-04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2-01-2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1-10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1-04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1-01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0-10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0-04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20-01-1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9-10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9-04-22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9-01-3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8-10-2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8-04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8-01-2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7-10-1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7-04-2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7-01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6-10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6-07-1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6-04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6-01-12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5-10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5-01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4-10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4-07-1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4-01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3-10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2-10-0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2-04-1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12-01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7-04-04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7-01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6-10-0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6-04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6-01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5-10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5-01-0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4-10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4-07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4-04-1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4-01-2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3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0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8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7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9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9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6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5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5573</text:p>
          </table:table-cell>
          <table:table-cell office:value-type="string" calcext:value-type="string">
            <text:p>02S/04E-05CCC</text:p>
          </table:table-cell>
          <table:table-cell office:value-type="string" calcext:value-type="string">
            <text:p>198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